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A000000C1590855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5.2cm" svg:height="19.4cm" svg:x="1.2cm" svg:y="1cm">
          <draw:image xlink:href="Pictures/100000000000013A000000C1590855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16:20:04.940597141</meta:creation-date>
    <dc:date>2015-10-21T16:21:27.506011493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